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FMono-Regular" svg:font-family="SFMono-Regular, Consolas, 'Liberation Mono', Menlo, monospace, 'Apple Color Emoji', 'Segoe UI', 'Segoe UI Emoji', 'Segoe UI Symbol'"/>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749ce"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48d1d5"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4c5e08"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5"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54af02" style:font-name-asian="Gentium Book Plus"/>
    </style:style>
    <style:style style:name="P6"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561b01" style:font-name-asian="Gentium Book Plus"/>
    </style:style>
    <style:style style:name="T1" style:family="text">
      <style:text-properties officeooo:rsid="0041a8bf"/>
    </style:style>
    <style:style style:name="T2" style:family="text">
      <style:text-properties officeooo:rsid="00434f6e"/>
    </style:style>
    <style:style style:name="T3" style:family="text">
      <style:text-properties officeooo:rsid="0044ee8f"/>
    </style:style>
    <style:style style:name="T4" style:family="text">
      <style:text-properties officeooo:rsid="004749ce"/>
    </style:style>
    <style:style style:name="T5" style:family="text">
      <style:text-properties officeooo:rsid="0048d1d5"/>
    </style:style>
    <style:style style:name="T6" style:family="text">
      <style:text-properties officeooo:rsid="004fe240"/>
    </style:style>
    <style:style style:name="T7" style:family="text">
      <style:text-properties officeooo:rsid="0054af02"/>
    </style:style>
    <style:style style:name="T8" style:family="text">
      <style:text-properties officeooo:rsid="00561b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us autres, dans le temps,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text:p>
      <text:p text:style-name="P4">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text:p>
      <text:p text:style-name="P4">Nous, on n'est pas originaire de cet endroit! On est venu de <text:span text:style-name="T1">Lataddi /</text:span>lɑ˧tʰɑ˧di˧˥/! (<text:span text:style-name="T3">Il s’agit de </text:span>la région na qui se trouve dans l’actuelle province du Sichuan, sur les rives du lac Lugu.) On a quitté <text:span text:style-name="T1">Lataddi /</text:span>lɑ˧tʰɑ˧di˧˥/, pour venir habiter à <text:span text:style-name="T1">Alawua <text:s/>/</text:span>ə˧lɑ˧-ʁwɤ˧/. Depuis <text:span text:style-name="T1">Lataddi</text:span>, on est venu habiter à <text:span text:style-name="T3">Alawua</text:span>. C'est les gens remarquables… c'est le seigneur, n'est-ce pas, qui décide d'envoyer telle ou telle famille habiter à tel ou tel endroit. </text:p>
      <text:p text:style-name="P3">(Explication: les familles des nouveaux arrivants avaient été <text:span text:style-name="T3">confi</text:span>ées au seigneur du monastère de Yongning : /ɖæ˩mi˧-sɯ˩pʰi˩=ɻ̩˩/, ‘<text:span text:style-name="T3">la famille du</text:span> seigneur du monastère de <text:span text:style-name="T3">Ddaemi’,</text:span> par le seigneur de <text:span text:style-name="T1">Lataddi /</text:span>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text:p>
      <text:p text:style-name="P1">Par chez nous, à <text:span text:style-name="T3">Alawua</text:span>, il y avait trois familles: la famille Geta /kɤ˧˥tʰɑ˩/; la famille Latami /lɑ˧tʰɑ˧mi˥$/; et la famille <text:span text:style-name="T4">Ela /</text:span>ə˧lɑ˧/. Ma grand-mère, eh bien… elle est arrivée de <text:span text:style-name="T3">Lataddi</text:span>. Le seigneur a commandé à ces gens-là d'aller s'installer au village de <text:span text:style-name="T3">Alawua</text:span>. Or on dit que dans la famille <text:span text:style-name="T3">Latami</text:span>, autrefois, la génération des aînés, ils n'avaient pas d'enfants. Parmi les aïeules, il y en avait une qui s'appelait Ddeema Lhaco /ɖɯ˩mɑ˧-ɬɑ˩tsʰo˩/, et une qui s'appelait Ci’er Lhamu ‌/tsʰɯ˧ɻ̩˧-ɬɑ˩mv̩˩/. Pour ce qui est des ancêtres masculins, à la génération des grands-parents… ah non, eux, c'était la génération des arrière-grands-parents, pas celle des grands-parents. Alors, eux, ils sont allés adopter ma grand-mère <text:span text:style-name="T6">[</text:span>dans une autre famille des environs, dans la plaine de Yongning<text:span text:style-name="T6">]</text:span>, et elle est devenue membre de la famille. À sa génération, elles étaient trois: Gguma Ci’er /gv̩˧mɑ˧-tsʰɯ˩ɻ̩˩/, Ci’er Lhamu /tsʰɯ˧ɻ̩˧-ɬɑ˩mv̩˩/, et Ddeema Lhaco /ɖɯ˩mɑ˧-ɬɑ˩tsʰo˩/. <text:span text:style-name="T4">Avec</text:span> ma grand-mère, Ddeema Butee /ɖɯ˩mɑ˧-pv̩˩ʈʰɯ˩/, <text:span text:style-name="T4">ça faisait </text:span>quatre personnes.</text:p>
      <text:p text:style-name="P2">Le seigneur avait commandé qu'on s'installe à <text:span text:style-name="T5">Alawua</text:span>; alors, on travaillait pour le seigneur! Ma grand-mère, autrefois, c'était quelqu'un de remarquable! Toutes les tâches commandées par le seigneur, ma grand-mère s'en chargeait. Comme ma grand-mère agissait ainsi, obéissant aux ordres du seigneur, l'installation à <text:span text:style-name="T5">Alawua</text:span> s'est bien <text:span text:style-name="T5">passé</text:span>e, et la famille a prospéré. <text:span text:style-name="T5">L</text:span>a famille a été de plus en plus nombreuse! Il y avait un oncle aîné; un oncle cadet; un troisième; quatre en tout! </text:p>
      <text:p text:style-name="P5">(Question de l'enquêteur:) — Comment ils s'appelaient? — L'un d'entre eux s'appelait Gesso /kɤ˧zo#˥/! Le second, Daeshi Daedeu /ʈæ˧ʂɯ˧-ʈæ˩ʈv̩˩/! Le troisième, il s'appelait Daeshi Baepae /ʈæ˧ʂɯ˧-pæ˩pʰæ˩/! Le plus jeune, il s'appelait Erchei Ci’er /ɻ̩˩ʈʂʰe˧-tsʰɯ˩ɻ̩˩/! Il y avait donc quatre hommes; et du côté des mères (=des femmes), il y avait: Jjacee /dʑɤ˩tsʰi˥/, Jjacee <text:soft-page-break/>Butee /dʑɤ˩tsʰi˥-pv̩˩ʈʰɯ˩/! (Note: le nom complet est Jjacee Butee /dʑɤ˩tsʰi˥-pv̩˩ʈʰɯ˩/; <text:span text:style-name="T2">il </text:span>est abrégé en /dʑɤ˩tsʰi˥/ Jjacee dans l'usage courant); et une autre qui s'appelait Yijie Ddeema /ʝi˧tɕi˧-ɖɯ˩mɑ˩/. Il y avait donc, en plus de ma grand-mère, deux femmes! Ca faisait sept personnes [dans leur génération]! Alors, ils étaient donc sept, autrefois. <text:span text:style-name="T7">L</text:span>es enfants de ma grand-mère [lapsus: il faudrait dire: « <text:span text:style-name="T7">de </text:span>mon arrière-grand-mère »], eh bien... elle n'avait pas d'enfants! Quand <text:span text:style-name="T7">par la suite </text:span>ma grand-mère a eu des enfants, <text:span text:style-name="T7">la famille s’est élargie : </text:span>à partir de seulement sept personnes au départ, eh bien, à force de se multiplier, il y a eu vingt-sept <text:span text:style-name="T7">personnes dans la famille</text:span>! Comme il y en avait vingt-sept, à la maison, tout <text:span text:style-name="T7">c</text:span>e monde-<text:span text:style-name="T7">là, c’est ma grand</text:span>-mère <text:span text:style-name="T7">qui s’en occupait. E</text:span>lle se tenait à 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 Toi, tu fais ça! Moi, je fais ça! » Voilà comment on s'organisait. </text:p>
      <text:p text:style-name="P5">Tout le village se retrouvait. On faisait cuire une casserole de nourriture [note: il s'agissait généralement non pas de riz comme aujourd'hui, mais de sorgho, plus facile à cultiver, ou autre céréale], on en distribuait à chacun; les gens étaient très solidaires, c'était bien! Nous, réunis lors des repas, on était vingt personnes! On nous appelait « la famille Latami »! Quand on parlait des Latami… on disait autrefois: « Les Latami, qu'est-ce qu'ils sont nombreux! » </text:p>
      <text:p text:style-name="P6">Ma grand-mère, c'était quelqu'un de remarquable! Nous les enfants, elle s'occupait de nous avec le plus grand soin! Elle nous confiait des activités: « Toi, tu t'occupes de <text:span text:style-name="T7">ci</text:span>! Toi, tu t'occupes de ça! » Elle nous mettait de beaux vêtements! Ceux qui allaient à l'école, elle leur disait de se concentrer sur leurs études! Quand ma grand-mère est morte, mon fils Daeshi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 disait-elle. <text:span text:style-name="T7">G</text:span>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text:p>
      <text:p text:style-name="P6"><text:soft-page-break/>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text:p>
      <text:p text:style-name="P6">Autrefois, mon aïeule, eh bien, les gens, dans le village, ils l'appelaient « Mère Butee /pv̩˩ʈʰɯ˩/ ». Ils disaient: « Mère <text:span text:style-name="T8">Butee</text:span>, vous êtes remarquable! Vos enfants, comme ils sont obéissants! Vous, vos enfants, ils seront de plain-pied avec notre époque, ils trouveront une place dans la société d'aujourd'hui! C'est remarquable! Nos enfants à nous, quelle <text:span text:style-name="T8">misère</text:span>! ils ne sont pas obéissants! »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FMono-Regular" svg:font-family="SFMono-Regular, Consolas, 'Liberation Mono', Menlo, monospace, 'Apple Color Emoji', 'Segoe U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3T15:54:47.169536670</dc:date>
    <meta:editing-duration>PT18H59M48S</meta:editing-duration>
    <meta:editing-cycles>40</meta:editing-cycles>
    <meta:generator>LibreOffice/24.2.6.2$Linux_X86_64 LibreOffice_project/420$Build-2</meta:generator>
    <meta:document-statistic meta:table-count="0" meta:image-count="0" meta:object-count="0" meta:page-count="3" meta:paragraph-count="11" meta:word-count="1307" meta:character-count="8022" meta:non-whitespace-character-count="6715"/>
  </office:meta>
</office:document-meta>
</file>